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3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4" style:family="paragraph">
      <loext:graphic-properties draw:fill="none" draw:fill-color="#ffffff"/>
      <style:text-properties style:font-name="Segoe UI Semibold"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32pt" style:font-name-asian="Segoe UI1" style:font-size-asian="32pt" style:font-name-complex="Segoe UI1" style:font-size-complex="32pt"/>
    </style:style>
    <style:style style:name="P8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32pt" style:font-name-asian="Segoe UI1" style:font-size-asian="32pt" style:font-name-complex="Segoe UI1" style:font-size-complex="3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32pt" style:font-name-asian="Segoe UI1" style:font-size-asian="32pt" style:font-name-complex="Segoe UI1" style:font-size-complex="32pt"/>
    </style:style>
    <style:style style:name="P10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font-style="normal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font-style="normal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99" style:text-position="super 58%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3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6" style:family="text">
      <style:text-properties fo:color="#000099" style:text-position="super 58%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7" style:family="text">
      <style:text-properties fo:color="#000099" style:font-name="Segoe UI Semibold1"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000099" style:text-position="super 58%" style:font-name="Segoe UI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9" style:family="text">
      <style:text-properties style:font-name="Segoe UI Semibold" fo:font-size="32pt" style:font-size-asian="32pt" style:font-size-complex="32pt"/>
    </style:style>
    <style:style style:name="T10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4" draw:layer="layout" svg:width="24.384cm" svg:height="4.566cm" svg:x="1.778cm" svg:y="0.762cm">
          <draw:text-box>
            <text:p text:style-name="P1"><text:span text:style-name="T1">Psalm 70:1–5</text:span></text:p>
            <text:p text:style-name="P2"><text:span text:style-name="T2">1</text:span><text:span text:style-name="T3">Make haste, O God, to deliver me!</text:span></text:p>
            <text:p text:style-name="P3"><text:span text:style-name="T4"><text:s text:c="5"/></text:span><text:span text:style-name="T4">O L</text:span><text:span text:style-name="T5">ORD</text:span><text:span text:style-name="T4">, make haste to help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1" draw:text-style-name="P4" draw:layer="layout" svg:width="24.384cm" svg:height="6.263cm" svg:x="1.778cm" svg:y="0.762cm">
          <draw:text-box>
            <text:p text:style-name="P6"><text:span text:style-name="T6">2</text:span><text:span text:style-name="T7">Let them be put to shame and confusion</text:span></text:p>
            <text:p text:style-name="P3"><text:span text:style-name="T7">who seek my life!</text:span></text:p>
            <text:p text:style-name="P2"><text:span text:style-name="T4"><text:s text:c="5"/></text:span><text:span text:style-name="T4">Let them be turned back and brought to </text:span></text:p>
            <text:p text:style-name="P3"><text:span text:style-name="T4"><text:s text:c="4"/></text:span><text:span text:style-name="T4">dishonor who desire my hurt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1" draw:text-style-name="P4" draw:layer="layout" svg:width="24.384cm" svg:height="3.257cm" svg:x="1.778cm" svg:y="0.762cm">
          <draw:text-box>
            <text:p text:style-name="P6"><text:span text:style-name="T8">3</text:span><text:span text:style-name="T3">Let them turn back because of their shame</text:span></text:p>
            <text:p text:style-name="P3"><text:span text:style-name="T9"><text:s text:c="4"/></text:span><text:span text:style-name="T4">who say, “Aha, Aha!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1" draw:text-style-name="P4" draw:layer="layout" svg:width="24.384cm" svg:height="6.263cm" svg:x="1.778cm" svg:y="0.762cm">
          <draw:text-box>
            <text:p text:style-name="P2"><text:span text:style-name="T8">4</text:span><text:span text:style-name="T3">May all who seek you rejoice and be</text:span><text:span text:style-name="T3"> glad in </text:span></text:p>
            <text:p text:style-name="P2"><text:span text:style-name="T3"><text:s/></text:span><text:span text:style-name="T3">You!</text:span></text:p>
            <text:p text:style-name="P2"><text:span text:style-name="T9"><text:s text:c="5"/></text:span><text:span text:style-name="T4">May those who love your salvation say <text:s text:c="3"/></text:span></text:p>
            <text:p text:style-name="P2"><text:span text:style-name="T4"><text:s text:c="5"/></text:span><text:span text:style-name="T4">evermore, “God is great!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3" draw:text-style-name="P9" draw:layer="layout" svg:width="25.146cm" svg:height="5.08cm" svg:x="1.524cm" svg:y="1.016cm">
          <draw:text-box>
            <text:p text:style-name="P7"><text:span text:style-name="T8">5</text:span><text:span text:style-name="T3">But I am poor and needy; hasten to me, </text:span><text:span text:style-name="T3">O God!</text:span></text:p>
            <text:p text:style-name="P8"><text:span text:style-name="T9"><text:s text:c="4"/></text:span><text:span text:style-name="T4">You are my help and my deliverer; O L</text:span><text:span text:style-name="T5">ORD</text:span><text:span text:style-name="T4">, </text:span></text:p>
            <text:p text:style-name="P8"><text:span text:style-name="T4"><text:s text:c="4"/></text:span><text:span text:style-name="T4">do not delay!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3" draw:text-style-name="P11" draw:layer="layout" svg:width="25.146cm" svg:height="6.263cm" svg:x="1.524cm" svg:y="1.016cm">
          <draw:text-box>
            <text:p text:style-name="P10"><text:span text:style-name="T10">C: Glory be to the Father and to the Son</text:span></text:p>
            <text:p text:style-name="P10"><text:span text:style-name="T10">and to the Holy Spirit;</text:span></text:p>
            <text:p text:style-name="P10"><text:span text:style-name="T10">as it was in the beginning,</text:span></text:p>
            <text:p text:style-name="P10"><text:span text:style-name="T10">is now, and will be forever. 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22:35:06.381000000</meta:creation-date>
    <dc:title>bluwht blank</dc:title>
    <meta:editing-duration>PT9M58S</meta:editing-duration>
    <meta:editing-cycles>3</meta:editing-cycles>
    <meta:generator>LibreOffice/5.4.2.2$Windows_X86_64 LibreOffice_project/22b09f6418e8c2d508a9eaf86b2399209b0990f4</meta:generator>
    <dc:date>2017-11-07T23:05:39.233000000</dc:date>
    <meta:document-statistic meta:object-count="50"/>
  </office:meta>
</office:document-meta>
</file>